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3700001092000005C29A82DCCB.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212cm" fo:margin-bottom="0.212cm" style:contextual-spacing="false" fo:text-align="justify" style:justify-single-word="false"/>
      <style:text-properties style:font-size-complex="11pt"/>
    </style:style>
    <style:style style:name="P2" style:family="paragraph" style:parent-style-name="Standard">
      <style:paragraph-properties fo:margin-top="0.212cm" fo:margin-bottom="0.212cm" style:contextual-spacing="false" fo:text-align="justify" style:justify-single-word="false"/>
      <style:text-properties officeooo:rsid="0012c29d" officeooo:paragraph-rsid="0013ba81" style:font-size-complex="11pt"/>
    </style:style>
    <style:style style:name="P3" style:family="paragraph" style:parent-style-name="Standard">
      <style:paragraph-properties fo:margin-top="0.212cm" fo:margin-bottom="0.212cm" style:contextual-spacing="false" fo:text-align="justify" style:justify-single-word="false"/>
      <style:text-properties officeooo:rsid="0013ba81" officeooo:paragraph-rsid="0013ba81" style:font-size-complex="11pt"/>
    </style:style>
    <style:style style:name="P4" style:family="paragraph" style:parent-style-name="Heading_20_2">
      <style:text-properties fo:font-size="11pt" style:font-size-asian="11pt" style:font-size-complex="11pt"/>
    </style:style>
    <style:style style:name="P5" style:family="paragraph" style:parent-style-name="Standard">
      <style:paragraph-properties fo:margin-top="0cm" fo:margin-bottom="0cm" style:contextual-spacing="false" fo:orphans="2" fo:widows="2">
        <style:tab-stops/>
      </style:paragraph-properties>
      <style:text-properties officeooo:paragraph-rsid="001439cc"/>
    </style:style>
    <style:style style:name="P6" style:family="paragraph" style:parent-style-name="Standard">
      <style:paragraph-properties fo:margin-top="0.212cm" fo:margin-bottom="0.212cm" style:contextual-spacing="false" fo:text-align="justify" style:justify-single-word="false"/>
      <style:text-properties style:font-size-complex="11pt"/>
    </style:style>
    <style:style style:name="P7" style:family="paragraph" style:parent-style-name="Standard">
      <style:paragraph-properties fo:margin-top="0.212cm" fo:margin-bottom="0.212cm" style:contextual-spacing="false" fo:text-align="justify" style:justify-single-word="false"/>
      <style:text-properties officeooo:rsid="0012c29d" officeooo:paragraph-rsid="001474f8" style:font-size-complex="11pt"/>
    </style:style>
    <style:style style:name="P8" style:family="paragraph" style:parent-style-name="Heading_20_2" style:master-page-name="Standard">
      <style:paragraph-properties style:page-number="auto"/>
      <style:text-properties fo:font-size="11pt" style:font-size-asian="11pt" style:font-size-complex="11pt"/>
    </style:style>
    <style:style style:name="T1" style:family="text">
      <style:text-properties fo:font-size="9pt" fo:font-style="italic" style:font-size-asian="9pt" style:font-style-asian="italic"/>
    </style:style>
    <style:style style:name="T2" style:family="text">
      <style:text-properties fo:font-size="9pt" fo:font-style="italic" style:font-size-asian="9pt" style:font-style-asian="italic" style:font-name-complex="Times1" style:font-size-complex="9pt"/>
    </style:style>
    <style:style style:name="T3" style:family="text">
      <style:text-properties fo:font-size="9pt" fo:font-style="italic" officeooo:rsid="001439cc" style:font-size-asian="9pt" style:font-style-asian="italic" style:font-name-complex="Times1" style:font-size-complex="9pt"/>
    </style:style>
    <style:style style:name="T4" style:family="text">
      <style:text-properties officeooo:rsid="0013ba81"/>
    </style:style>
    <style:style style:name="T5" style:family="text">
      <style:text-properties officeooo:rsid="001439cc"/>
    </style:style>
    <style:style style:name="fr1" style:family="graphic" style:parent-style-name="Graphics">
      <style:graphic-properties fo:margin-left="0.3cm" fo:margin-right="0.3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Dagstuhl Seminar 18281</text:h>
      <text:h text:style-name="Heading_20_1" text:outline-level="1">Synergies between Adaptive Analysis of Algorithms, Parameterized Complexity, Compressed Data Structures and Compressed Indices</text:h>
      <text:h text:style-name="P4" text:outline-level="2">July 8 – 13, 2018, Schloss Dagstuhl, Wadern, Germany</text:h>
      <text:p text:style-name="Organizers">Organizers:<text:line-break/>Jérémy Barbay (University of Chile – Santiago de Chile, CL)<text:line-break/>Johannes Fischer (TU Dortmund, DE)<text:line-break/>Stefan Kratsch (Universität Bonn, DE)<text:line-break/>Srinivasa Rao Satti (Seoul National University, KR))</text:p>
      <text:p text:style-name="P2">This <text:span text:style-name="T5">Dagstuhl </text:span>seminar will bring together researchers from the area of <text:s/>adaptive analysis of algorithms; the study of <text:s/>parameterized complexity of NP-<text:span text:style-name="T5">h</text:span>ard problems; the area focused on compressed data structures; and the area concerned with the study of compressed ind<text:span text:style-name="T4">exes</text:span>. While all of these subareas of algorithms and data structures, respectively, focus on ``going beyond the worst-case'' for classes of structurally restricted inputs, there has been a limited amount of interactions between them, <text:span text:style-name="T5">with</text:span> some results being "discovered" twice. </text:p>
      <text:p text:style-name="P2"/>
      <text:p text:style-name="P2">The goal of the seminar is to foster this interaction both during the seminar and in the future by </text:p>
      <text:p text:style-name="P2">1) teaching one another the key techniques of ones areas, through tutorials and short talks <text:span text:style-name="T4">(with volunteers among the guests or organizers giving short tutorials on the very first day)</text:span>;</text:p>
      <text:p text:style-name="P2">2) discussing open problems at the intersection of the areas in varying small groups <text:span text:style-name="T4">(guests will be invited to submit and present a list of results from their areas which they think could be applied to other areas)</text:span>; and</text:p>
      <text:p text:style-name="P7">3) compiling those techniques and open problems in a collective document realized in collaboration between <text:span text:style-name="T4">volunteers among </text:span>the participants <text:span text:style-name="T4">(as proceedings of the seminar)</text:span>.</text:p>
      <text:p text:style-name="P7"/>
      <text:p text:style-name="P7">Examples of synergies include </text:p>
      <text:p text:style-name="P2">1) techniques developed for sorting multisets and used to design compressed data structures supporting operators on permutations <text:span text:style-name="T4">and functions</text:span> <text:span text:style-name="T4">(e.g. sorting algorithms and compression schemes taking advantage of existing subsequences of consecutive positions already sorted, or taking advantage of the potential imbalance between the frequencies of various elements of the input)</text:span>;</text:p>
      <text:p text:style-name="P2">2) techniques developed to study the <text:span text:style-name="T5">p</text:span>arameterized <text:span text:style-name="T5">c</text:span>omplexity of graph algorithms <text:span text:style-name="T4">which can be </text:span>used to design compressed data structures for such graphs <text:span text:style-name="T4">(e.g. max clique, max clique edit, etc.)</text:span>;</text:p>
      <text:p text:style-name="P2">3) the use of difficulty measures such as entropy for both run times and space usage <text:span text:style-name="T4">(e.g. do instance optimal results on the run time yield any compression result?)</text:span>;</text:p>
      <text:p text:style-name="P3">4) studying which measures of compressibility of <text:span text:style-name="T5">the </text:span>data can also be applied to the <text:span text:style-name="T5">analysis of</text:span> the size of an index required in order to support additional operators on this dat<text:span text:style-name="T5">a</text:span>;</text:p>
      <text:p text:style-name="P2"><text:span text:style-name="T4">5</text:span>) techniques taking advantage at once of the input order, the input structure, the query order and the query structure ; and</text:p>
      <text:p text:style-name="P2">others to be discovered during the seminar.</text:p>
      <text:p text:style-name="P1"><text:bookmark text:name="_GoBack"/></text:p>
      <text:p text:style-name="P1"/>
      <text:p text:style-name="P5"><text:span text:style-name="T1">This text is published under the Creative Commons BY 3.0 DE license<text:line-break/>Authors</text:span><text:span text:style-name="T2">: <text:s/></text:span><text:span text:style-name="T3">Jérémy Barbay, Johannes Fischer, Stefan Kratsch, Srinivasa Rao Satti.</text:span><draw:frame draw:style-name="fr1" draw:name="Bild 3" text:anchor-type="char" svg:x="-0.002cm" svg:y="0.076cm" svg:width="1.847cm" svg:height="0.656cm" draw:z-index="0"><draw:image xlink:href="Pictures/2000003700001092000005C29A82DCCB.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0" fo:widows="0" style:writing-mode="lr-tb">
        <style:tab-stops>
          <style:tab-stop style:position="1.501cm"/>
          <style:tab-stop style:position="7.013cm"/>
        </style:tab-stops>
      </style:paragraph-properties>
      <style:text-properties style:font-name="Times" fo:font-family="Times" style:font-family-generic="roman" style:font-pitch="variable" fo:font-size="11pt" fo:language="en" fo:country="US" style:font-size-asian="11pt" style:font-name-complex="Tahoma1" style:font-family-complex="Tahom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style:text-properties fo:font-size="18pt" fo:font-weight="bold" style:letter-kerning="true" style:font-size-asian="18pt" style:font-weight-asian="bold" style:font-size-complex="11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212cm" style:contextual-spacing="false" fo:keep-with-next="always"/>
      <style:text-properties fo:font-size="12pt" fo:font-weight="bold" style:font-size-asian="12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semdate" style:family="paragraph" style:parent-style-name="Standard" style:default-outline-level="">
      <style:paragraph-properties fo:margin-top="0cm" fo:margin-bottom="0.494cm" style: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rmalEU" style:family="paragraph" style:parent-style-name="Standard" style:default-outline-level="">
      <style:paragraph-properties fo:text-align="justify" style:justify-single-word="false"/>
      <style:text-properties fo:language="en" fo:country="GB" style:font-size-complex="10pt"/>
    </style:style>
    <style:style style:name="Normal_20__28_Web_29_" style:display-name="Normal (Web)" style:family="paragraph" style:parent-style-name="Standard" style:default-outline-level="">
      <style:paragraph-properties fo:margin-top="0cm" fo:margin-bottom="0.494cm" style:contextual-spacing="false"/>
      <style:text-properties fo:language="de" fo:country="DE"/>
    </style:style>
    <style:style style:name="Normal1" style:family="paragraph" style:parent-style-name="Standard" style:default-outline-level="">
      <style:text-properties fo:language="de" fo:country="DE" style:font-size-complex="10pt"/>
    </style:style>
    <style:style style:name="Haupttext" style:family="paragraph" style:parent-style-name="Standard" style:default-outline-level="">
      <style:text-properties style:font-name-complex="Times1" style:font-family-complex="Times" style:font-family-generic-complex="system" style:font-pitch-complex="variable"/>
    </style:style>
    <style:style style:name="footnote_20_text" style:display-name="footnote text" style:family="paragraph" style:parent-style-name="Standard" style:default-outline-level="">
      <style:text-properties fo:font-size="10pt" style:font-size-asian="10pt" style:font-size-complex="10pt"/>
    </style:style>
    <style:style style:name="Mittleres_20_Raster_20_1_20_-_20_Akzent_20_21" style:display-name="Mittleres Raster 1 - Akzent 21" style:family="paragraph" style:parent-style-name="Standard" style:default-outline-level="">
      <style:paragraph-properties fo:margin-left="1.249cm" fo:margin-right="0cm" fo:text-indent="0cm" style:auto-text-indent="false"/>
    </style:style>
    <style:style style:name="Infotext" style:family="paragraph" style:parent-style-name="Standard" style:default-outline-level="">
      <style:paragraph-properties fo:margin-top="0.106cm" fo:margin-bottom="0.106cm" style:contextual-spacing="false"/>
      <style:text-properties style:font-name="Tahoma" fo:font-family="Tahoma" style:font-family-generic="roman" style:font-pitch="variable" fo:font-size="10pt" style:font-size-asian="10pt" style:font-size-complex="10pt"/>
    </style:style>
    <style:style style:name="Orga" style:family="paragraph" style:parent-style-name="Standard" style:default-outline-level="" style:list-style-name="WWNum19">
      <style:text-properties style:font-name="Tahoma" fo:font-family="Tahoma" style:font-family-generic="roman" style:font-pitch="variable" fo:font-size="10pt" fo:font-weight="bold" style:font-size-asian="10pt" style:font-weight-asian="bold" style:font-size-complex="10pt" style:font-weight-complex="bold"/>
    </style:style>
    <style:style style:name="bodytext" style:family="paragraph" style:parent-style-name="Standard" style:default-outline-level="">
      <style:paragraph-properties fo:margin-top="0cm" fo:margin-bottom="0.494cm" style:contextual-spacing="false"/>
      <style:text-properties fo:language="de" fo:country="DE"/>
    </style:style>
    <style:style style:name="Organizers" style:family="paragraph" style:parent-style-name="Standard" style:default-outline-level="">
      <style:paragraph-properties fo:margin-top="0.423cm" fo:margin-bottom="0.423cm" style: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motivation" style:family="text" style:parent-style-name="Default_20_Paragraph_20_Font"/>
    <style:style style:name="footnote_20_reference" style:display-name="footnote reference" style:family="text">
      <style:text-properties style:text-position="super 58%"/>
    </style:style>
    <style:style style:name="Emphasis" style:family="text">
      <style:text-properties fo:font-style="italic" style:font-style-asian="italic" style:font-style-complex="italic"/>
    </style:style>
    <style:style style:name="docauthors" style:family="text" style:parent-style-name="Default_20_Paragraph_20_Font"/>
    <style:style style:name="doctitle" style:family="text" style:parent-style-name="Default_20_Paragraph_20_Font"/>
    <style:style style:name="docproc" style:family="text" style:parent-style-name="Default_20_Paragraph_20_Font"/>
    <style:style style:name="docwhere" style:family="text" style:parent-style-name="Default_20_Paragraph_20_Font"/>
    <style:style style:name="docwhen" style:family="text" style:parent-style-name="Default_20_Paragraph_20_Font"/>
    <style:style style:name="docpages" style:family="text" style:parent-style-name="Default_20_Paragraph_20_Font"/>
    <style:style style:name="docpublisher" style:family="text" style:parent-style-name="Default_20_Paragraph_20_Font"/>
    <style:style style:name="Überschrift_20_2_20_Zchn" style:display-name="Überschrift 2 Zchn" style:family="text">
      <style:text-properties style:font-name="Times" fo:font-family="Times" style:font-family-generic="roman" style:font-pitch="variable" fo:font-size="12pt" fo:language="en" fo:country="US" fo:font-weight="bold" style:font-size-asian="12pt" style:font-weight-asian="bold" style:font-name-complex="Tahoma1" style:font-family-complex="Tahoma" style:font-family-generic-complex="system" style:font-pitch-complex="variable" style:font-size-complex="14pt" style:font-style-complex="italic" style:font-weight-complex="bold"/>
    </style:style>
    <style:style style:name="Organizers_20_Zchn" style:display-name="Organizers Zchn" style:family="text" style:parent-style-name="Default_20_Paragraph_20_Font">
      <style:text-properties style:font-name="Times" fo:font-family="Times" style:font-family-generic="roman" style:font-pitch="variable" fo:font-size="12pt" fo:language="en" fo:country="US" fo:font-weight="bold" style:font-size-asian="12pt" style:font-weight-asian="bold" style:font-name-complex="Tahoma1" style:font-family-complex="Tahoma"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tyle="normal" fo:font-weight="normal" style:font-style-asian="normal" style:font-weight-asian="normal"/>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fo:color="#00000a" style:font-name-complex="Times New Roman1" style:font-family-complex="'Times New Roman'"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fo:font-style="normal" fo:font-weight="bold" style:font-style-asian="normal" style:font-weight-asian="bold"/>
    </style:style>
    <style:style style:name="ListLabel_20_8" style:display-name="ListLabel 8" style:family="text">
      <style:text-properties style:font-name-asian="Times New Roman1" style:font-family-asian="'Times New Roman'" style:font-family-generic-asian="system" style:font-pitch-asian="variable" style:font-name-complex="Tahoma1" style:font-family-complex="Tahom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6cm" fo:text-indent="-1cm" fo:margin-left="1.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1.508cm" fo:margin-left="1.508cm"/>
        </style:list-level-properties>
        <style:text-properties fo:font-family="UnitOT-Regular"/>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1.508cm" fo:margin-left="1.508cm"/>
        </style:list-level-properties>
        <style:text-properties fo:font-family="UnitOT-Regular"/>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 style:num-suffix="•" text:bullet-char="•">
        <style:list-level-properties text:list-level-position-and-space-mode="label-alignment">
          <style:list-level-label-alignment text:label-followed-by="listtab" fo:text-indent="-1.508cm" fo:margin-left="2.143cm"/>
        </style:list-level-properties>
        <style:text-properties fo:font-family="Times" style:font-family-generic="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002cm" fo:margin-left="2cm" fo:margin-right="2.75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gstuhl Seminar</dc:title>
    <meta:initial-creator>Georg Carle</meta:initial-creator>
    <dc:creator>Jeremy Barbay</dc:creator>
    <meta:editing-cycles>6</meta:editing-cycles>
    <meta:print-date>2016-04-25T10:28:00</meta:print-date>
    <meta:creation-date>2017-07-19T12:38:00</meta:creation-date>
    <dc:date>2017-08-09T16:06:19.964916308</dc:date>
    <meta:editing-duration>PT27S</meta:editing-duration>
    <meta:generator>LibreOffice/4.2.8.2$Linux_x86 LibreOffice_project/420m0$Build-2</meta:generator>
    <meta:document-statistic meta:table-count="0" meta:image-count="1" meta:object-count="0" meta:page-count="1" meta:paragraph-count="17" meta:word-count="440" meta:character-count="2886" meta:non-whitespace-character-count="2455"/>
    <meta:user-defined meta:name="AppVersion">15.0000</meta:user-defined>
    <meta:user-defined meta:name="Company">University of Tueb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138008852</meta:user-defined>
    <meta:user-defined meta:name="_AuthorEmail" meta:value-type="string">plattner@tik.ee.ethz.ch</meta:user-defined>
    <meta:user-defined meta:name="_AuthorEmailDisplayName" meta:value-type="string">Bernhard Plattner</meta:user-defined>
    <meta:template xlink:type="simple" xlink:actuate="onRequest" xlink:title="Normal.dotm" xlink:href=""/>
  </office:meta>
</office:document-meta>
</file>